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6.1375in" svg:height="3.24167in" style:rel-width="scale" style:rel-height="scale"><draw:image xlink:href="media/image1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draw:frame draw:style-name="a1" draw:name="Imagen 1" text:anchor-type="as-char" svg:x="0in" svg:y="0in" svg:width="6.1375in" svg:height="3.237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Sepulveda</meta:initial-creator>
    <dc:creator>Daniel Sepulveda</dc:creator>
    <meta:creation-date>2025-05-07T02:58:00Z</meta:creation-date>
    <dc:date>2025-05-07T02:59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